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5dab" officeooo:paragraph-rsid="00055dab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55dab" officeooo:paragraph-rsid="00055dab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23b3b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023b3b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0460e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055dab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460e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55da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 officeooo:rsid="00055dab" officeooo:paragraph-rsid="00055dab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bold" officeooo:rsid="00055dab" officeooo:paragraph-rsid="00055dab" style:font-weight-asian="bold" style:font-weight-complex="bold"/>
    </style:style>
    <style:style style:name="T1" style:family="text">
      <style:text-properties officeooo:rsid="00023b3b"/>
    </style:style>
    <style:style style:name="T2" style:family="text">
      <style:text-properties officeooo:rsid="0002d5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60ed" style:font-weight-asian="bold" style:font-weight-complex="bold"/>
    </style:style>
    <style:style style:name="T5" style:family="text">
      <style:text-properties officeooo:rsid="000460ed"/>
    </style:style>
    <style:style style:name="T6" style:family="text">
      <style:text-properties style:text-underline-style="solid" style:text-underline-width="auto" style:text-underline-color="font-color" fo:font-weight="bold" officeooo:rsid="00055da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UTEUR PARTIE 1</text:p>
      <text:p text:style-name="P5">Router&gt;en</text:p>
      <text:p text:style-name="P5">Router#conf t</text:p>
      <text:p text:style-name="P3">Enter configuration commands, one per line. End with CNTL/Z.</text:p>
      <text:p text:style-name="P5">Router(config)#interface gigabitEthernet 0/0</text:p>
      <text:p text:style-name="P5">Router(config-if)#ip address 192.168.10.1 255.255.255.0</text:p>
      <text:p text:style-name="P6">Router(config-if)#no shut</text:p>
      <text:p text:style-name="P4">Rout<text:span text:style-name="T1">e</text:span>r(config-if)#</text:p>
      <text:p text:style-name="P9">%LINK-5-CHANGED: Interface GigabitEthernet0/<text:span text:style-name="T2">0</text:span>, changed state to up</text:p>
      <text:p text:style-name="P9">%LINEPROTO-5-UPDOWN: Line protocol on Interface GigabitEthernet0/<text:span text:style-name="T2">0</text:span>, changed state to up</text:p>
      <text:p text:style-name="P5">Router(config-if)#exit</text:p>
      <text:p text:style-name="P3"/>
      <text:p text:style-name="P11">ROUTEUR PARTIE 2</text:p>
      <text:p text:style-name="P5">Router(config)#interface gigabitEthernet 0/1</text:p>
      <text:p text:style-name="P5">Router(config-if)#ip address 192.168.11.1 255.255.255.0</text:p>
      <text:p text:style-name="P5">Router(config-if)#no shut</text:p>
      <text:p text:style-name="P3">Rout<text:span text:style-name="T1">e</text:span>r(config-if)#</text:p>
      <text:p text:style-name="P9">%LINK-5-CHANGED: Interface GigabitEthernet0/1, changed state to up</text:p>
      <text:p text:style-name="P9">%LINEPROTO-5-UPDOWN: Line protocol on Interface GigabitEthernet0/<text:span text:style-name="T5">1</text:span>, changed state to up</text:p>
      <text:p text:style-name="P5">Router(config-if)#exit</text:p>
      <text:p text:style-name="P5"/>
      <text:p text:style-name="P10"><text:span text:style-name="T6">ROUTEUR SUITE</text:span></text:p>
      <text:p text:style-name="P5">Router(config)#line console 0</text:p>
      <text:p text:style-name="P5">Router(config-line)#password cisco</text:p>
      <text:p text:style-name="P5">Router(config-line)#login</text:p>
      <text:p text:style-name="P5">Router(config-line)#line vty 0 4</text:p>
      <text:p text:style-name="P5">Router(config-line)#password cisco</text:p>
      <text:p text:style-name="P5">Router(config-line)#exit</text:p>
      <text:p text:style-name="P5">Router(config)#enable secret class</text:p>
      <text:p text:style-name="P5">Router(config)#service password-encryption</text:p>
      <text:p text:style-name="P5">Router(config)#banner motd "personnel restreint"</text:p>
      <text:p text:style-name="P5">Router(config)#exit</text:p>
      <text:p text:style-name="P3">Router#</text:p>
      <text:p text:style-name="P3">%SYS-5-CONFIG_I: Configured from console by console</text:p>
      <text:p text:style-name="P5">Router#exit</text:p>
      <text:p text:style-name="Standard"/>
      <text:p text:style-name="P1">SWITCH 1</text:p>
      <text:p text:style-name="P7">Switch&gt;en</text:p>
      <text:p text:style-name="P7">Switch#conf t</text:p>
      <text:p text:style-name="P9">Enter configuration commands, one per line. End with CNTL/Z.</text:p>
      <text:p text:style-name="P7">Switch(config)#hostname SW<text:span text:style-name="T5">1</text:span></text:p>
      <text:p text:style-name="P7">SW2(config)#interface vlan1</text:p>
      <text:p text:style-name="P7">SW2(config-if)#ip address 192.168.1<text:span text:style-name="T5">0</text:span>.2 255.255.255.0</text:p>
      <text:p text:style-name="P9"><text:span text:style-name="T3">SW2(config-if)#no shut</text:span></text:p>
      <text:p text:style-name="P9">SW2(config-if)#</text:p>
      <text:p text:style-name="P9">%LINK-5-CHANGED: Interface Vlan1, changed state to up</text:p>
      <text:p text:style-name="P9"><text:soft-page-break/>%LINEPROTO-5-UPDOWN: Line protocol on Interface Vlan1, changed state to up</text:p>
      <text:p text:style-name="P7">SW2(config-if)#exit</text:p>
      <text:p text:style-name="P9"><text:span text:style-name="T3">SW2(config)#ip default-gateway 192.168.1</text:span><text:span text:style-name="T4">0</text:span><text:span text:style-name="T3">.1</text:span></text:p>
      <text:p text:style-name="P9"><text:span text:style-name="T3"/></text:p>
      <text:p text:style-name="P8">SW1(config)#line console 0</text:p>
      <text:p text:style-name="P8">SW1(config-line)#password cisco</text:p>
      <text:p text:style-name="P8">SW1(config-line)#login</text:p>
      <text:p text:style-name="P8">SW1(config-line)#line vty 0 4</text:p>
      <text:p text:style-name="P8">SW1(config-line)#password cisco</text:p>
      <text:p text:style-name="P8">SW1(config-line)#exit</text:p>
      <text:p text:style-name="P8">SW1(config)#enable secret class</text:p>
      <text:p text:style-name="P8">SW1(config)#service password-encryption</text:p>
      <text:p text:style-name="P8">SW1(config)#banner motd "personnel restreint"</text:p>
      <text:p text:style-name="P8">SW1(config)#exit</text:p>
      <text:p text:style-name="P10">SW1#</text:p>
      <text:p text:style-name="P10">%SYS-5-CONFIG_I: Configured from console by console</text:p>
      <text:p text:style-name="P8">SW1#exit</text:p>
      <text:p text:style-name="P7"/>
      <text:p text:style-name="P2">SWITCH 2</text:p>
      <text:p text:style-name="P5">Switch&gt;en</text:p>
      <text:p text:style-name="P5">Switch#conf t</text:p>
      <text:p text:style-name="P3">Enter configuration commands, one per line. End with CNTL/Z.</text:p>
      <text:p text:style-name="P5">Switch(config)#hostname SW2</text:p>
      <text:p text:style-name="P5">SW2(config)#interface vlan1</text:p>
      <text:p text:style-name="P5">SW2(config-if)#ip address 192.168.11.2 255.255.255.0</text:p>
      <text:p text:style-name="P3"><text:span text:style-name="T3">SW2(config-if)#no shut</text:span></text:p>
      <text:p text:style-name="P3">SW2(config-if)#</text:p>
      <text:p text:style-name="P3">%LINK-5-CHANGED: Interface Vlan1, changed state to up</text:p>
      <text:p text:style-name="P3">%LINEPROTO-5-UPDOWN: Line protocol on Interface Vlan1, changed state to up</text:p>
      <text:p text:style-name="P5">SW2(config-if)#exit</text:p>
      <text:p text:style-name="P5">SW2(config)#ip default-gateway 192.168.11.1</text:p>
      <text:p text:style-name="P3"><text:span text:style-name="T3">SW2(config)#exit</text:span></text:p>
      <text:p text:style-name="P3"><text:span text:style-name="T3"/></text:p>
      <text:p text:style-name="P8">SW2(config)#line console 0</text:p>
      <text:p text:style-name="P8">SW2(config-line)#password cisco</text:p>
      <text:p text:style-name="P8">SW2(config-line)#login</text:p>
      <text:p text:style-name="P8">SW2(config-line)#line vty 0 4</text:p>
      <text:p text:style-name="P8">SW2(config-line)#password cisco</text:p>
      <text:p text:style-name="P8">SW2(config-line)#exit</text:p>
      <text:p text:style-name="P8">SW2(config)#enable secret class</text:p>
      <text:p text:style-name="P8">SW2(config)#service password-encryption</text:p>
      <text:p text:style-name="P8">SW2(config)#banner motd "personnel restreint"</text:p>
      <text:p text:style-name="P8">SW2(config)#exit</text:p>
      <text:p text:style-name="P10">SW2#</text:p>
      <text:p text:style-name="P10">%SYS-5-CONFIG_I: Configured from console by console</text:p>
      <text:p text:style-name="P10"><text:span text:style-name="T3">SW2#exit</text:span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9T08:48:37.196208430</meta:creation-date>
    <dc:date>2021-11-19T09:18:33.386782590</dc:date>
    <meta:editing-duration>PT19M46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3" meta:paragraph-count="86" meta:word-count="262" meta:character-count="2719" meta:non-whitespace-character-count="2543"/>
  </office:meta>
</office:document-meta>
</file>